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sian="MS Mincho"/>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92515"/>
    </style:style>
    <style:style style:name="P4" style:family="paragraph" style:parent-style-name="Standard">
      <style:paragraph-properties fo:text-align="justify" style:justify-single-word="false"/>
      <style:text-properties fo:language="pt" fo:country="BR" officeooo:paragraph-rsid="001eadd4" style:language-complex="ar" style:country-complex="SA"/>
    </style:style>
    <style:style style:name="P5" style:family="paragraph" style:parent-style-name="Standard">
      <style:paragraph-properties fo:text-align="justify" style:justify-single-word="false"/>
      <style:text-properties officeooo:rsid="00198e78" officeooo:paragraph-rsid="00198e78"/>
    </style:style>
    <style:style style:name="P6" style:family="paragraph" style:parent-style-name="Standard">
      <style:paragraph-properties fo:text-align="justify" style:justify-single-word="false"/>
      <style:text-properties officeooo:rsid="0019a744" officeooo:paragraph-rsid="0019a744"/>
    </style:style>
    <style:style style:name="P7" style:family="paragraph" style:parent-style-name="Standard">
      <style:paragraph-properties fo:margin-left="1.9cm" fo:margin-right="0cm" fo:text-align="justify" style:justify-single-word="false" fo:orphans="2" fo:widows="2" fo:text-indent="0cm" style:auto-text-indent="false" style:writing-mode="lr-tb"/>
      <style:text-properties fo:language="pt" fo:country="BR" officeooo:rsid="00198e78" officeooo:paragraph-rsid="00198e78" style:language-complex="ar" style:country-complex="SA"/>
    </style:style>
    <style:style style:name="P8" style:family="paragraph" style:parent-style-name="Standard" style:master-page-name="">
      <style:paragraph-properties fo:margin-left="1.9cm" fo:margin-right="0cm" fo:text-align="justify" style:justify-single-word="false" fo:orphans="2" fo:widows="2" fo:text-indent="0cm" style:auto-text-indent="false" style:page-number="auto" style:writing-mode="lr-tb"/>
      <style:text-properties fo:language="pt" fo:country="BR" officeooo:rsid="00198e78" officeooo:paragraph-rsid="00198e78" style:language-complex="ar" style:country-complex="SA"/>
    </style:style>
    <style:style style:name="P9"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officeooo:rsid="0019a744" officeooo:paragraph-rsid="0019a744"/>
    </style:style>
    <style:style style:name="P10" style:family="paragraph" style:parent-style-name="Text_20_body">
      <style:text-properties fo:language="pt" fo:country="BR" style:language-complex="ar" style:country-complex="SA"/>
    </style:style>
    <style:style style:name="P11" style:family="paragraph" style:parent-style-name="Text_20_body">
      <style:text-properties fo:language="pt" fo:country="BR" officeooo:rsid="0014516d" officeooo:paragraph-rsid="0014516d" style:language-complex="ar" style:country-complex="SA"/>
    </style:style>
    <style:style style:name="P12" style:family="paragraph" style:parent-style-name="Text_20_body">
      <style:text-properties fo:language="pt" fo:country="BR" officeooo:rsid="001519c2" officeooo:paragraph-rsid="001e7994" style:language-complex="ar" style:country-complex="SA"/>
    </style:style>
    <style:style style:name="P13" style:family="paragraph" style:parent-style-name="Text_20_body">
      <style:text-properties fo:language="pt" fo:country="BR" officeooo:rsid="00180648" officeooo:paragraph-rsid="00192515" style:language-complex="ar" style:country-complex="SA"/>
    </style:style>
    <style:style style:name="P14" style:family="paragraph" style:parent-style-name="Text_20_body">
      <style:text-properties officeooo:rsid="0017e2ab" officeooo:paragraph-rsid="0017e2ab"/>
    </style:style>
    <style:style style:name="P15" style:family="paragraph" style:parent-style-name="Heading_20_5">
      <style:text-properties fo:language="pt" fo:country="BR" style:font-name-asian="MS Mincho" style:language-complex="ar" style:country-complex="SA"/>
    </style:style>
    <style:style style:name="P16" style:family="paragraph" style:parent-style-name="Abstract">
      <style:text-properties fo:language="pt" fo:country="BR" style:language-complex="ar" style:country-complex="SA"/>
    </style:style>
    <style:style style:name="P17" style:family="paragraph" style:parent-style-name="Affiliation">
      <style:text-properties style:font-name-asian="MS Mincho"/>
    </style:style>
    <style:style style:name="P18" style:family="paragraph" style:parent-style-name="Affiliation">
      <style:paragraph-properties fo:margin-left="0cm" fo:margin-right="0.3cm" fo:text-align="center" style:justify-single-word="false" fo:orphans="2" fo:widows="2" fo:text-indent="0cm" style:auto-text-indent="false"/>
      <style:text-properties officeooo:rsid="0011bea3" officeooo:paragraph-rsid="0011bea3" style:font-name-asian="MS Mincho"/>
    </style:style>
    <style:style style:name="P19" style:family="paragraph" style:parent-style-name="key_20_words">
      <style:text-properties fo:language="pt" fo:country="BR" style:font-name-asian="MS Mincho" style:language-complex="ar" style:country-complex="SA"/>
    </style:style>
    <style:style style:name="P20" style:family="paragraph" style:parent-style-name="Standard" style:list-style-name="L3">
      <style:paragraph-properties fo:text-align="justify" style:justify-single-word="false"/>
      <style:text-properties fo:language="pt" fo:country="BR" style:language-complex="ar" style:country-complex="SA"/>
    </style:style>
    <style:style style:name="P21" style:family="paragraph" style:parent-style-name="Standard" style:list-style-name="L4">
      <style:paragraph-properties fo:text-align="justify" style:justify-single-word="false"/>
      <style:text-properties fo:language="pt" fo:country="BR" style:language-complex="ar" style:country-complex="SA"/>
    </style:style>
    <style:style style:name="P22" style:family="paragraph" style:parent-style-name="Standard" style:list-style-name="L4">
      <style:paragraph-properties fo:text-align="justify" style:justify-single-word="false"/>
      <style:text-properties fo:language="pt" fo:country="BR" officeooo:paragraph-rsid="001ae41b" style:language-complex="ar" style:country-complex="SA"/>
    </style:style>
    <style:style style:name="P23" style:family="paragraph" style:parent-style-name="Standard">
      <style:paragraph-properties fo:text-align="justify" style:justify-single-word="false"/>
      <style:text-properties fo:language="pt" fo:country="BR" officeooo:rsid="00198e78" officeooo:paragraph-rsid="00192515" style:language-complex="ar" style:country-complex="SA"/>
    </style:style>
    <style:style style:name="P24" style:family="paragraph" style:parent-style-name="Standard" style:list-style-name="L5">
      <style:paragraph-properties fo:text-align="justify" style:justify-single-word="false"/>
      <style:text-properties fo:language="pt" fo:country="BR" officeooo:rsid="00198e78" officeooo:paragraph-rsid="00198e78" style:language-complex="ar" style:country-complex="SA"/>
    </style:style>
    <style:style style:name="P25" style:family="paragraph" style:parent-style-name="Standard" style:list-style-name="L6">
      <style:paragraph-properties fo:text-align="justify" style:justify-single-word="false"/>
      <style:text-properties fo:language="pt" fo:country="BR" officeooo:rsid="00198e78" officeooo:paragraph-rsid="00198e78" style:language-complex="ar" style:country-complex="SA"/>
    </style:style>
    <style:style style:name="P26" style:family="paragraph" style:parent-style-name="Standard" style:list-style-name="L7">
      <style:paragraph-properties fo:text-align="justify" style:justify-single-word="false"/>
      <style:text-properties fo:language="pt" fo:country="BR" officeooo:rsid="00198e78" officeooo:paragraph-rsid="001ae41b" style:language-complex="ar" style:country-complex="SA"/>
    </style:style>
    <style:style style:name="P27" style:family="paragraph" style:parent-style-name="Standard" style:list-style-name="L8">
      <style:paragraph-properties fo:text-align="justify" style:justify-single-word="false"/>
      <style:text-properties fo:language="pt" fo:country="BR" officeooo:rsid="00198e78" officeooo:paragraph-rsid="001ae41b" style:language-complex="ar" style:country-complex="SA"/>
    </style:style>
    <style:style style:name="P28" style:family="paragraph" style:parent-style-name="Standard" style:list-style-name="L6">
      <style:paragraph-properties fo:text-align="center" style:justify-single-word="false"/>
      <style:text-properties fo:language="pt" fo:country="BR" officeooo:rsid="00198e78" officeooo:paragraph-rsid="00198e78" style:language-complex="ar" style:country-complex="SA"/>
    </style:style>
    <style:style style:name="P29" style:family="paragraph" style:parent-style-name="Standard" style:list-style-name="L8">
      <style:paragraph-properties fo:text-align="center" style:justify-single-word="false"/>
      <style:text-properties fo:language="pt" fo:country="BR" officeooo:rsid="00198e78" officeooo:paragraph-rsid="001ae41b" style:language-complex="ar" style:country-complex="SA"/>
    </style:style>
    <style:style style:name="P30" style:family="paragraph" style:parent-style-name="Standard" style:list-style-name="L7">
      <style:paragraph-properties fo:text-align="justify" style:justify-single-word="false"/>
      <style:text-properties fo:language="pt" fo:country="BR" officeooo:rsid="001ae41b" officeooo:paragraph-rsid="001ae41b" style:language-complex="ar" style:country-complex="SA"/>
    </style:style>
    <style:style style:name="P31" style:family="paragraph" style:parent-style-name="Standard" style:list-style-name="L8">
      <style:paragraph-properties fo:text-align="justify" style:justify-single-word="false"/>
      <style:text-properties fo:language="pt" fo:country="BR" officeooo:rsid="001ae41b" officeooo:paragraph-rsid="001ae41b" style:language-complex="ar" style:country-complex="SA"/>
    </style:style>
    <style:style style:name="P32" style:family="paragraph" style:parent-style-name="Standard" style:list-style-name="L8">
      <style:paragraph-properties fo:text-align="justify" style:justify-single-word="false"/>
      <style:text-properties fo:language="pt" fo:country="BR" officeooo:rsid="001c9a97" officeooo:paragraph-rsid="001c9a97" style:language-complex="ar" style:country-complex="SA"/>
    </style:style>
    <style:style style:name="P33" style:family="paragraph" style:parent-style-name="Standard" style:list-style-name="L8">
      <style:paragraph-properties fo:text-align="justify" style:justify-single-word="false"/>
      <style:text-properties fo:language="pt" fo:country="BR" officeooo:rsid="001c9a97" officeooo:paragraph-rsid="001e7994" style:language-complex="ar" style:country-complex="SA"/>
    </style:style>
    <style:style style:name="P34" style:family="paragraph" style:parent-style-name="Standard" style:list-style-name="L8">
      <style:paragraph-properties fo:text-align="justify" style:justify-single-word="false"/>
      <style:text-properties fo:language="pt" fo:country="BR" officeooo:rsid="001e7994" officeooo:paragraph-rsid="001e7994" style:language-complex="ar" style:country-complex="SA"/>
    </style:style>
    <style:style style:name="P35" style:family="paragraph" style:parent-style-name="Standard" style:list-style-name="L8">
      <style:paragraph-properties fo:text-align="justify" style:justify-single-word="false"/>
      <style:text-properties fo:language="pt" fo:country="BR" officeooo:rsid="001eadd4" officeooo:paragraph-rsid="001eadd4" style:language-complex="ar" style:country-complex="SA"/>
    </style:style>
    <style:style style:name="P36" style:family="paragraph" style:parent-style-name="Standard" style:list-style-name="L6">
      <style:paragraph-properties fo:text-align="justify" style:justify-single-word="false"/>
      <style:text-properties fo:language="pt" fo:country="BR" fo:font-style="normal" officeooo:rsid="00198e78" officeooo:paragraph-rsid="00198e78" style:font-style-asian="normal" style:language-complex="ar" style:country-complex="SA" style:font-style-complex="normal"/>
    </style:style>
    <style:style style:name="P37" style:family="paragraph" style:parent-style-name="Standard">
      <style:paragraph-properties fo:text-align="justify" style:justify-single-word="false"/>
      <style:text-properties fo:language="pt" fo:country="BR" fo:font-style="normal" officeooo:rsid="00198e78" officeooo:paragraph-rsid="00198e78" style:font-style-asian="normal" style:language-complex="ar" style:country-complex="SA" style:font-style-complex="normal"/>
    </style:style>
    <style:style style:name="P38" style:family="paragraph" style:parent-style-name="Standard" style:list-style-name="L6">
      <style:paragraph-properties fo:text-align="justify" style:justify-single-word="false"/>
      <style:text-properties fo:language="pt" fo:country="BR" fo:font-style="normal" officeooo:rsid="0019a744" officeooo:paragraph-rsid="0019a744" style:font-style-asian="normal" style:language-complex="ar" style:country-complex="SA" style:font-style-complex="normal"/>
    </style:style>
    <style:style style:name="P39" style:family="paragraph" style:parent-style-name="Standard">
      <style:paragraph-properties fo:text-align="justify" style:justify-single-word="false"/>
      <style:text-properties fo:language="pt" fo:country="BR" fo:font-style="normal" officeooo:rsid="0019a744" officeooo:paragraph-rsid="0019a744" style:font-style-asian="normal" style:language-complex="ar" style:country-complex="SA" style:font-style-complex="normal"/>
    </style:style>
    <style:style style:name="P40" style:family="paragraph" style:parent-style-name="Standard">
      <style:paragraph-properties fo:text-align="justify" style:justify-single-word="false"/>
      <style:text-properties fo:language="pt" fo:country="BR" fo:font-style="normal" officeooo:rsid="0019bc1a" officeooo:paragraph-rsid="0019bc1a" style:font-style-asian="normal" style:language-complex="ar" style:country-complex="SA" style:font-style-complex="normal"/>
    </style:style>
    <style:style style:name="P41" style:family="paragraph" style:parent-style-name="Standard" style:list-style-name="L8">
      <style:paragraph-properties fo:text-align="justify" style:justify-single-word="false"/>
      <style:text-properties fo:language="pt" fo:country="BR" fo:font-style="normal" officeooo:rsid="001ae41b" officeooo:paragraph-rsid="001ae41b" style:font-style-asian="normal" style:language-complex="ar" style:country-complex="SA" style:font-style-complex="normal"/>
    </style:style>
    <style:style style:name="P42" style:family="paragraph" style:parent-style-name="Standard">
      <style:paragraph-properties fo:text-align="justify" style:justify-single-word="false"/>
      <style:text-properties fo:language="pt" fo:country="BR" fo:font-style="normal" officeooo:rsid="001c9a97" officeooo:paragraph-rsid="001c9a97" style:font-style-asian="normal" style:language-complex="ar" style:country-complex="SA" style:font-style-complex="normal"/>
    </style:style>
    <style:style style:name="P43" style:family="paragraph" style:parent-style-name="Standard">
      <style:paragraph-properties fo:text-align="justify" style:justify-single-word="false"/>
      <style:text-properties fo:language="pt" fo:country="BR" fo:font-style="normal" officeooo:rsid="001e7994" officeooo:paragraph-rsid="001e7994" style:font-style-asian="normal" style:language-complex="ar" style:country-complex="SA" style:font-style-complex="normal"/>
    </style:style>
    <style:style style:name="P44" style:family="paragraph" style:parent-style-name="Standard">
      <style:paragraph-properties fo:text-align="justify" style:justify-single-word="false"/>
      <style:text-properties fo:language="pt" fo:country="BR" fo:font-style="normal" officeooo:rsid="001eadd4" officeooo:paragraph-rsid="001eadd4" style:font-style-asian="normal" style:language-complex="ar" style:country-complex="SA" style:font-style-complex="normal"/>
    </style:style>
    <style:style style:name="P45" style:family="paragraph" style:parent-style-name="Standard" style:list-style-name="L5">
      <style:paragraph-properties fo:text-align="justify" style:justify-single-word="false"/>
      <style:text-properties officeooo:rsid="00198e78" officeooo:paragraph-rsid="001ae41b"/>
    </style:style>
    <style:style style:name="P46" style:family="paragraph" style:parent-style-name="Standard" style:list-style-name="L6">
      <style:paragraph-properties fo:text-align="justify" style:justify-single-word="false"/>
      <style:text-properties officeooo:rsid="00198e78" officeooo:paragraph-rsid="00198e78"/>
    </style:style>
    <style:style style:name="P47" style:family="paragraph" style:parent-style-name="Standard" style:list-style-name="L6">
      <style:paragraph-properties fo:text-align="justify" style:justify-single-word="false"/>
      <style:text-properties officeooo:paragraph-rsid="00198e78"/>
    </style:style>
    <style:style style:name="P48" style:family="paragraph" style:parent-style-name="Standard" style:list-style-name="L8">
      <style:paragraph-properties fo:text-align="justify" style:justify-single-word="false"/>
      <style:text-properties officeooo:paragraph-rsid="001ae41b"/>
    </style:style>
    <style:style style:name="P49" style:family="paragraph" style:parent-style-name="Standard" style:list-style-name="L6">
      <style:paragraph-properties fo:text-align="justify" style:justify-single-word="false"/>
      <style:text-properties officeooo:rsid="0019a744" officeooo:paragraph-rsid="0019a744"/>
    </style:style>
    <style:style style:name="P50" style:family="paragraph" style:parent-style-name="Standard" style:list-style-name="L6">
      <style:paragraph-properties fo:text-align="justify" style:justify-single-word="false"/>
      <style:text-properties officeooo:rsid="0019bc1a" officeooo:paragraph-rsid="0019bc1a"/>
    </style:style>
    <style:style style:name="P51" style:family="paragraph" style:parent-style-name="Standard" style:list-style-name="L6">
      <style:paragraph-properties fo:text-align="justify" style:justify-single-word="false"/>
      <style:text-properties officeooo:rsid="001ae41b" officeooo:paragraph-rsid="001ae41b"/>
    </style:style>
    <style:style style:name="P52" style:family="paragraph" style:parent-style-name="Standard" style:list-style-name="L8" style:master-page-name="">
      <style:paragraph-properties fo:text-align="center" style:justify-single-word="false" style:page-number="auto"/>
      <style:text-properties officeooo:rsid="00198e78" officeooo:paragraph-rsid="001ae41b"/>
    </style:style>
    <style:style style:name="P53" style:family="paragraph" style:parent-style-name="Standard" style:list-style-name="L6" style:master-page-name="">
      <style:paragraph-properties fo:text-align="center" style:justify-single-word="false" style:page-number="auto"/>
      <style:text-properties fo:language="pt" fo:country="BR" officeooo:rsid="00198e78" officeooo:paragraph-rsid="00198e78" style:language-complex="ar" style:country-complex="SA"/>
    </style:style>
    <style:style style:name="P54" style:family="paragraph" style:parent-style-name="Standard" style:list-style-name="L6">
      <style:paragraph-properties fo:text-align="justify" style:justify-single-word="false" fo:orphans="2" fo:widows="2" style:writing-mode="lr-tb"/>
      <style:text-properties officeooo:rsid="00198e78" officeooo:paragraph-rsid="00198e78"/>
    </style:style>
    <style:style style:name="P55" style:family="paragraph" style:parent-style-name="Standard" style:list-style-name="L6">
      <style:paragraph-properties fo:text-align="justify" style:justify-single-word="false" fo:orphans="2" fo:widows="2" style:writing-mode="lr-tb"/>
      <style:text-properties fo:language="pt" fo:country="BR" officeooo:rsid="00198e78" officeooo:paragraph-rsid="00198e78" style:language-complex="ar" style:country-complex="SA"/>
    </style:style>
    <style:style style:name="P56" style:family="paragraph" style:parent-style-name="Standard" style:list-style-name="L8">
      <style:paragraph-properties fo:text-align="justify" style:justify-single-word="false" fo:orphans="2" fo:widows="2" style:writing-mode="lr-tb"/>
      <style:text-properties fo:language="pt" fo:country="BR" officeooo:rsid="00198e78" officeooo:paragraph-rsid="001ae41b" style:language-complex="ar" style:country-complex="SA"/>
    </style:style>
    <style:style style:name="P57" style:family="paragraph" style:parent-style-name="Standard">
      <style:paragraph-properties fo:margin-left="1.3cm" fo:margin-right="0cm" fo:text-align="justify" style:justify-single-word="false" fo:orphans="2" fo:widows="2" fo:text-indent="0cm" style:auto-text-indent="false" style:writing-mode="lr-tb"/>
      <style:text-properties fo:language="pt" fo:country="BR" fo:font-style="normal" officeooo:rsid="0019a744" officeooo:paragraph-rsid="0019a744" style:font-style-asian="normal" style:language-complex="ar" style:country-complex="SA" style:font-style-complex="normal"/>
    </style:style>
    <style:style style:name="P58" style:family="paragraph" style:parent-style-name="Author" style:master-page-name="">
      <style:paragraph-properties fo:margin-left="0cm" fo:margin-right="0.3cm" fo:text-align="center" style:justify-single-word="false" fo:orphans="2" fo:widows="2" fo:text-indent="0cm" style:auto-text-indent="false" style:page-number="auto"/>
      <style:text-properties officeooo:rsid="0011bea3" officeooo:paragraph-rsid="0011bea3" style:font-name-asian="MS Mincho"/>
    </style:style>
    <style:style style:name="P59" style:family="paragraph" style:parent-style-name="Text_20_body">
      <style:text-properties fo:language="pt" fo:country="BR" officeooo:rsid="00180648" officeooo:paragraph-rsid="00180648" style:language-complex="ar" style:country-complex="SA"/>
    </style:style>
    <style:style style:name="P60" style:family="paragraph" style:parent-style-name="Text_20_body" style:list-style-name="L1">
      <style:text-properties fo:language="pt" fo:country="BR" officeooo:rsid="00180648" officeooo:paragraph-rsid="00192515" style:language-complex="ar" style:country-complex="SA"/>
    </style:style>
    <style:style style:name="P61" style:family="paragraph" style:parent-style-name="Text_20_body" style:list-style-name="L2">
      <style:text-properties fo:language="pt" fo:country="BR" officeooo:rsid="00180648" officeooo:paragraph-rsid="00192515" style:language-complex="ar" style:country-complex="SA"/>
    </style:style>
    <style:style style:name="P62" style:family="paragraph" style:parent-style-name="Text_20_body">
      <style:text-properties officeooo:paragraph-rsid="00192515"/>
    </style:style>
    <style:style style:name="P63" style:family="paragraph" style:parent-style-name="Heading_20_1">
      <style:text-properties fo:language="pt" fo:country="BR" style:language-complex="ar" style:country-complex="SA"/>
    </style:style>
    <style:style style:name="P64" style:family="paragraph" style:parent-style-name="Heading_20_1">
      <style:text-properties fo:language="pt" fo:country="BR" officeooo:rsid="0012518a" officeooo:paragraph-rsid="0012518a" style:language-complex="ar" style:country-complex="SA"/>
    </style:style>
    <style:style style:name="P65" style:family="paragraph" style:parent-style-name="Heading_20_1">
      <style:text-properties fo:language="pt" fo:country="BR" officeooo:rsid="00180648" officeooo:paragraph-rsid="00180648" style:language-complex="ar" style:country-complex="SA"/>
    </style:style>
    <style:style style:name="P66" style:family="paragraph" style:parent-style-name="Heading_20_1">
      <style:text-properties fo:language="pt" fo:country="BR" officeooo:rsid="00192515" officeooo:paragraph-rsid="00192515" style:language-complex="ar" style:country-complex="SA"/>
    </style:style>
    <style:style style:name="P67" style:family="paragraph" style:parent-style-name="Heading_20_2">
      <style:text-properties fo:language="pt" fo:country="BR" officeooo:rsid="00180648" officeooo:paragraph-rsid="00192515" style:language-complex="ar" style:country-complex="SA"/>
    </style:style>
    <style:style style:name="P68" style:family="paragraph" style:parent-style-name="Affiliation">
      <style:paragraph-properties fo:margin-left="0cm" fo:margin-right="0.3cm" fo:text-align="center" style:justify-single-word="false" fo:orphans="2" fo:widows="2" fo:text-indent="0cm" style:auto-text-indent="false"/>
      <style:text-properties officeooo:rsid="0011bea3" officeooo:paragraph-rsid="0011bea3" style:font-name-asian="MS Mincho"/>
    </style:style>
    <style:style style:name="P69" style:family="paragraph" style:parent-style-name="bullet_20_list" style:list-style-name="L4">
      <style:text-properties fo:language="pt" fo:country="BR" officeooo:rsid="00192515" officeooo:paragraph-rsid="00192515" style:language-complex="ar" style:country-complex="SA"/>
    </style:style>
    <style:style style:name="P70" style:family="paragraph" style:parent-style-name="paper_20_title" style:master-page-name="Standard">
      <style:paragraph-properties style:page-number="auto"/>
      <style:text-properties officeooo:paragraph-rsid="0011bea3"/>
    </style:style>
    <style:style style:name="P71" style:family="paragraph" style:parent-style-name="references">
      <style:text-properties fo:language="pt" fo:country="BR" style:language-complex="ar" style:country-complex="SA"/>
    </style:style>
    <style:style style:name="P72" style:family="paragraph" style:parent-style-name="references">
      <style:text-properties fo:language="pt" fo:country="BR" officeooo:paragraph-rsid="00180648" style:language-complex="ar" style:country-complex="SA"/>
    </style:style>
    <style:style style:name="P73" style:family="paragraph" style:parent-style-name="references" style:list-style-name="WW8Num6">
      <style:text-properties officeooo:paragraph-rsid="0017e2ab"/>
    </style:style>
    <style:style style:name="T1" style:family="text">
      <style:text-properties style:font-name-asian="MS Mincho"/>
    </style:style>
    <style:style style:name="T2" style:family="text">
      <style:text-properties officeooo:rsid="0011bea3" style:font-name-asian="MS Mincho"/>
    </style:style>
    <style:style style:name="T3" style:family="text">
      <style:text-properties officeooo:rsid="0017e2ab" style:font-name-asian="MS Mincho"/>
    </style:style>
    <style:style style:name="T4" style:family="text">
      <style:text-properties officeooo:rsid="00180648" style:font-name-asian="MS Mincho"/>
    </style:style>
    <style:style style:name="T5" style:family="text">
      <style:text-properties officeooo:rsid="001eadd4" style:font-name-asian="MS Mincho"/>
    </style:style>
    <style:style style:name="T6" style:family="text">
      <style:text-properties officeooo:rsid="001fd774" style:font-name-asian="MS Mincho"/>
    </style:style>
    <style:style style:name="T7" style:family="text">
      <style:text-properties fo:font-style="italic" style:font-style-asian="italic" style:font-style-complex="italic"/>
    </style:style>
    <style:style style:name="T8" style:family="text">
      <style:text-properties fo:font-style="italic" officeooo:rsid="001ae41b" style:font-style-asian="italic" style:font-style-complex="italic"/>
    </style:style>
    <style:style style:name="T9" style:family="text">
      <style:text-properties fo:font-style="italic" officeooo:rsid="001c9a97" style:font-style-asian="italic" style:font-style-complex="italic"/>
    </style:style>
    <style:style style:name="T10" style:family="text">
      <style:text-properties fo:font-style="italic" officeooo:rsid="001eadd4" style:font-style-asian="italic" style:font-style-complex="italic"/>
    </style:style>
    <style:style style:name="T11" style:family="text">
      <style:text-properties fo:font-style="italic" officeooo:rsid="0011bea3" style:font-name-asian="MS Mincho" style:font-style-asian="italic" style:font-style-complex="italic"/>
    </style:style>
    <style:style style:name="T12" style:family="text">
      <style:text-properties style:font-name-asian="Times New Roman"/>
    </style:style>
    <style:style style:name="T13" style:family="text">
      <style:text-properties officeooo:rsid="0011bea3" style:font-name-asian="Times New Roman"/>
    </style:style>
    <style:style style:name="T14" style:family="text">
      <style:text-properties fo:font-style="normal" style:font-style-asian="normal" style:font-style-complex="normal"/>
    </style:style>
    <style:style style:name="T15" style:family="text">
      <style:text-properties fo:font-style="normal" officeooo:rsid="001e7994" style:font-style-asian="normal" style:font-style-complex="normal"/>
    </style:style>
    <style:style style:name="T16" style:family="text">
      <style:text-properties fo:font-style="normal" officeooo:rsid="001c9a97" style:font-style-asian="normal" style:font-style-complex="normal"/>
    </style:style>
    <style:style style:name="T17" style:family="text">
      <style:text-properties fo:font-style="normal" officeooo:rsid="001eadd4" style:font-style-asian="normal" style:font-style-complex="normal"/>
    </style:style>
    <style:style style:name="T18" style:family="text">
      <style:text-properties officeooo:rsid="0011bea3"/>
    </style:style>
    <style:style style:name="T19" style:family="text">
      <style:text-properties officeooo:rsid="0012518a"/>
    </style:style>
    <style:style style:name="T20" style:family="text">
      <style:text-properties fo:language="pt" fo:country="BR" style:language-complex="ar" style:country-complex="SA"/>
    </style:style>
    <style:style style:name="T21" style:family="text">
      <style:text-properties fo:language="pt" fo:country="BR" officeooo:rsid="00192515" style:language-complex="ar" style:country-complex="SA"/>
    </style:style>
    <style:style style:name="T22" style:family="text">
      <style:text-properties fo:language="pt" fo:country="BR" officeooo:rsid="00165b1d" style:language-complex="ar" style:country-complex="SA"/>
    </style:style>
    <style:style style:name="T23" style:family="text">
      <style:text-properties fo:language="pt" fo:country="BR" officeooo:rsid="00198e78" style:language-complex="ar" style:country-complex="SA"/>
    </style:style>
    <style:style style:name="T24" style:family="text">
      <style:text-properties fo:language="pt" fo:country="BR" officeooo:rsid="001ae41b" style:language-complex="ar" style:country-complex="SA"/>
    </style:style>
    <style:style style:name="T25" style:family="text">
      <style:text-properties fo:language="pt" fo:country="BR" fo:font-style="italic" style:font-style-asian="italic" style:language-complex="ar" style:country-complex="SA" style:font-style-complex="italic"/>
    </style:style>
    <style:style style:name="T26" style:family="text">
      <style:text-properties fo:language="pt" fo:country="BR" fo:font-style="italic" officeooo:rsid="0017e2ab" style:font-style-asian="italic" style:language-complex="ar" style:country-complex="SA" style:font-style-complex="italic"/>
    </style:style>
    <style:style style:name="T27" style:family="text">
      <style:text-properties fo:language="pt" fo:country="BR" fo:font-style="italic" officeooo:rsid="00165b1d" style:font-style-asian="italic" style:language-complex="ar" style:country-complex="SA" style:font-style-complex="italic"/>
    </style:style>
    <style:style style:name="T28" style:family="text">
      <style:text-properties fo:language="pt" fo:country="BR" fo:font-style="italic" officeooo:rsid="00198e78" style:font-style-asian="italic" style:language-complex="ar" style:country-complex="SA" style:font-style-complex="italic"/>
    </style:style>
    <style:style style:name="T29" style:family="text">
      <style:text-properties fo:language="pt" fo:country="BR" fo:font-style="italic" officeooo:rsid="001ae41b" style:font-style-asian="italic" style:language-complex="ar" style:country-complex="SA" style:font-style-complex="italic"/>
    </style:style>
    <style:style style:name="T30" style:family="text">
      <style:text-properties fo:language="pt" fo:country="BR" fo:font-style="normal" style:font-style-asian="normal" style:language-complex="ar" style:country-complex="SA" style:font-style-complex="normal"/>
    </style:style>
    <style:style style:name="T31" style:family="text">
      <style:text-properties fo:language="pt" fo:country="BR" fo:font-style="normal" officeooo:rsid="0017e2ab" style:font-style-asian="normal" style:language-complex="ar" style:country-complex="SA" style:font-style-complex="normal"/>
    </style:style>
    <style:style style:name="T32" style:family="text">
      <style:text-properties fo:language="pt" fo:country="BR" fo:font-style="normal" officeooo:rsid="00180648" style:font-style-asian="normal" style:language-complex="ar" style:country-complex="SA" style:font-style-complex="normal"/>
    </style:style>
    <style:style style:name="T33" style:family="text">
      <style:text-properties fo:language="pt" fo:country="BR" fo:font-style="normal" officeooo:rsid="00165b1d" style:font-style-asian="normal" style:language-complex="ar" style:country-complex="SA" style:font-style-complex="normal"/>
    </style:style>
    <style:style style:name="T34" style:family="text">
      <style:text-properties fo:language="pt" fo:country="BR" fo:font-style="normal" officeooo:rsid="001e7994" style:font-style-asian="normal" style:language-complex="ar" style:country-complex="SA" style:font-style-complex="normal"/>
    </style:style>
    <style:style style:name="T35" style:family="text">
      <style:text-properties fo:language="pt" fo:country="BR" fo:font-style="normal" officeooo:rsid="001fd774" style:font-style-asian="normal" style:language-complex="ar" style:country-complex="SA" style:font-style-complex="normal"/>
    </style:style>
    <style:style style:name="T36" style:family="text">
      <style:text-properties fo:language="pt" fo:country="BR" style:font-name-asian="MS Mincho" style:language-complex="ar" style:country-complex="SA"/>
    </style:style>
    <style:style style:name="T37" style:family="text">
      <style:text-properties fo:language="pt" fo:country="BR" officeooo:rsid="0017e2ab" style:font-name-asian="MS Mincho" style:language-complex="ar" style:country-complex="SA"/>
    </style:style>
    <style:style style:name="T38" style:family="text">
      <style:text-properties officeooo:rsid="001519c2"/>
    </style:style>
    <style:style style:name="T39" style:family="text">
      <style:text-properties officeooo:rsid="00192515"/>
    </style:style>
    <style:style style:name="T40" style:family="text">
      <style:text-properties officeooo:rsid="001ae41b"/>
    </style:style>
    <style:style style:name="T41" style:family="text">
      <style:text-properties officeooo:rsid="001e7994"/>
    </style:style>
    <style:style style:name="T42" style:family="text">
      <style:text-properties officeooo:rsid="001eadd4"/>
    </style:style>
    <style:style style:name="Sect1" style:family="section">
      <style:section-properties style:writing-mode="lr-tb" fo:margin-left="-1.207cm" fo:margin-right="-0.007cm" style:editable="false">
        <style:columns fo:column-count="2">
          <style:column style:rel-width="444*" fo:start-indent="0cm" fo:end-indent="0.651cm"/>
          <style:column style:rel-width="10682*" fo:start-indent="0.651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8*" fo:start-indent="0.318cm" fo:end-indent="0cm"/>
        </style:columns>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Numbering_20_Symbols"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778cm" fo:text-indent="-0.635cm" fo:margin-left="1.778cm"/>
        </style:list-level-properties>
      </text:list-level-style-number>
      <text:list-level-style-number text:level="3" text:style-name="Numbering_20_Symbols" style:num-format="1">
        <style:list-level-properties text:list-level-position-and-space-mode="label-alignment">
          <style:list-level-label-alignment text:label-followed-by="listtab" text:list-tab-stop-position="2.413cm" fo:text-indent="-0.635cm" fo:margin-left="2.41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48cm" fo:text-indent="-0.635cm" fo:margin-left="3.04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83cm" fo:text-indent="-0.635cm" fo:margin-left="3.68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18cm" fo:text-indent="-0.635cm" fo:margin-left="4.31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53cm" fo:text-indent="-0.635cm" fo:margin-left="4.9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588cm" fo:text-indent="-0.635cm" fo:margin-left="5.58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23cm" fo:text-indent="-0.635cm" fo:margin-left="6.22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858cm" fo:text-indent="-0.635cm" fo:margin-left="6.858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T2">Controle </text:span><text:span text:style-name="T5">R</text:span><text:span text:style-name="T2">emoto de </text:span><text:span text:style-name="T5">A</text:span><text:span text:style-name="T2">r</text:span><text:span text:style-name="T5">-</text:span><text:span text:style-name="T6">c</text:span><text:span text:style-name="T2">ondicionado</text:span></text:p>
      <text:p text:style-name="P1"/>
      <text:section text:style-name="Sect1" text:name="Seção1">
        <text:p text:style-name="P58">Álex Silva Mesquita</text:p>
        <text:p text:style-name="P18">Universidade de Brasília — UnB</text:p>
        <text:p text:style-name="P18">Faculdade do Gama — FGA</text:p>
        <text:p text:style-name="P18">Brasília, Brasil</text:p>
        <text:p text:style-name="P18">alex.mesquita0608@gmail.com</text:p>
      </text:section>
      <text:section text:style-name="Sect2" text:name="Seção2">
        <text:p text:style-name="P17"/>
        <text:p text:style-name="P1"/>
      </text:section>
      <text:section text:style-name="Sect3" text:name="Seção3">
        <text:p text:style-name="P16"><text:span text:style-name="T11">Resumo </text:span><text:span text:style-name="T1">— </text:span><text:span text:style-name="T2">Este relatório descreve a criação de um sistema cliente/servidor para o controle remoto de um sistema de ar-condicionado.</text:span></text:p>
        <text:p text:style-name="P19"><text:span text:style-name="T19">Palavras-chave</text:span> — <text:span text:style-name="T18">ar-condicionado</text:span>; <text:span text:style-name="T18">controle</text:span>; <text:span text:style-name="T18">remoto</text:span>; <text:span text:style-name="T18">cliente</text:span>; <text:span text:style-name="T18">servidor.</text:span></text:p>
        <text:list xml:id="list1111724320579217025" text:style-name="WW8Num5">
          <text:list-item>
            <text:h text:style-name="P63" text:outline-level="1"><text:span text:style-name="T12"><text:s/></text:span><text:span text:style-name="T13">Objetivo</text:span></text:h>
          </text:list-item>
        </text:list>
        <text:p text:style-name="P10"><text:span text:style-name="T18">O objetivo deste relatório, é apresentar as técnicas utilizadas para o desenvolvimento do sistema, relatar as funcionalidades implementadas e descrever como cada funcionalidade foi implementada</text:span>.</text:p>
        <text:list xml:id="list170941928946628" text:continue-numbering="true" text:style-name="WW8Num5">
          <text:list-item>
            <text:h text:style-name="P64" text:outline-level="1">Introdução</text:h>
          </text:list-item>
        </text:list>
        <text:p text:style-name="P11">Como o intuito era o desenvolvimento de sistema para controlar remotamente um ar-condicionado. Foi proposto uma arquitetura cliente/servidor. A partir disto, adotou-se o uso de <text:span text:style-name="T7">Sockets</text:span> para implementar a comunicação das aplicações desenvolvidas no cliente <text:span text:style-name="T38">e </text:span>no servidor.</text:p>
        <text:p text:style-name="P12">Um processo envia e recebe mensagens, por meio de seus <text:span text:style-name="T7">sockets</text:span>. Em uma analogia entre uma casa e um processo, o <text:span text:style-name="T7">socket </text:span>é semelhante a uma porta. O processo envia uma mensagem através de uma porta (<text:span text:style-name="T7">socket</text:span>), essa mensagem trafega na rede até chegar em na porta do destinatário (<text:span text:style-name="T7">socket</text:span> do processo destinatário). <text:span text:style-name="T41">[1]</text:span></text:p>
        <text:p text:style-name="P62"><text:span text:style-name="T22">Dado que, o processo do servidor precisava escultar duas portas e o processo do cliente executa a requisição de temperatura de tempos em tempos, foi necessário o uso de </text:span><text:span text:style-name="T27">threads</text:span><text:span text:style-name="T33">. </text:span><text:span text:style-name="T26">Threads</text:span><text:span text:style-name="T31"> são partes de um processo, ou seja, são um conjunto de instruções dentro de um processo. Por serem “leves”, elas são (relativamente) baratas, em termos de custo de CPU, para serem criadas e destruídas. As várias </text:span><text:span text:style-name="T26">threads</text:span><text:span text:style-name="T31"> de um programa podem ser executadas paralelamente (se não forem dependentes). O uso de </text:span><text:span text:style-name="T26">threads</text:span><text:span text:style-name="T31"> traz, para os programadores, a facilidade de escrever aplicações concorrentes. </text:span><text:span text:style-name="T34">[2]</text:span></text:p>
        <text:p text:style-name="P14"><text:span text:style-name="T30">Visto que, antes de finalizar os processos do cliente e do servidor é necessário fechar o </text:span><text:span text:style-name="T25">socket</text:span><text:span text:style-name="T30">. Foi utilizado o conceito de sinais para </text:span><text:span text:style-name="T32">fechar de forma efetiva cada arquivo aberto.</text:span></text:p>
        <text:p text:style-name="P59">Os sinais são uma espécie de interrupção ao processo corrente. Podem ter diversas origens e são para tratar certos acontecimentos assíncronos. Um processo pode se preparar para responder cada tipo de sinal. As respostas permitidas são: ignorar o sinal, tratar o sinal com uma rotina, ou simplesmente deixar que o processo tenha a resposta por defeito para esse tipo de sinal. [3]</text:p>
        <text:list xml:id="list170941850528679" text:continue-numbering="true" text:style-name="WW8Num5">
          <text:list-item>
            <text:h text:style-name="P65" text:outline-level="1">Especificação</text:h>
          </text:list-item>
        </text:list>
        <text:p text:style-name="P13">A seguir será apresentado as especificações do cliente e do servidor. <text:span text:style-name="T39">Durante o desenvolvimento foi utilizado um programa <text:s/>que irá rodar em um Arduino, para simular o ar condicionado.</text:span></text:p>
        <text:list xml:id="list170940856432993" text:continue-numbering="true" text:style-name="WW8Num5">
          <text:list-item>
            <text:list>
              <text:list-item>
                <text:h text:style-name="P67" text:outline-level="2">Cliente</text:h>
              </text:list-item>
            </text:list>
          </text:list-item>
        </text:list>
        <text:list xml:id="list2517837475093098621" text:style-name="L1">
          <text:list-item>
            <text:p text:style-name="P60">O Cliente deverá requisitar a temperatura atual ao servidor de forma automática e periódica.</text:p>
          </text:list-item>
        </text:list>
        <text:list xml:id="list886366486814340307" text:style-name="L2">
          <text:list-item>
            <text:p text:style-name="P61">O Cliente deverá habilitar os comandos de desligar e ligar o ar-condicionado.</text:p>
          </text:list-item>
          <text:list-item>
            <text:p text:style-name="P61">A tela do cliente deverá apresentar as informações de temperatura atual, o estado da chave do ar-condicionado (ligado/desligado) e um menu para alterar as opções de ligar e desligar a chave.</text:p>
          </text:list-item>
        </text:list>
        <text:list xml:id="list170940880808025" text:continue-list="list170940856432993" text:style-name="WW8Num5">
          <text:list-item>
            <text:list>
              <text:list-item>
                <text:h text:style-name="P67" text:outline-level="2">Servidor</text:h>
              </text:list-item>
            </text:list>
          </text:list-item>
        </text:list>
        <text:list xml:id="list2334090708994223551" text:style-name="L3">
          <text:list-item>
            <text:p text:style-name="P20">Implementar a comunicação serial via UART com <text:span text:style-name="T40">o </text:span>Arduino usando o seguinte protocolo:</text:p>
          </text:list-item>
        </text:list>
        <text:list xml:id="list581556838879696703" text:style-name="L4">
          <text:list-item>
            <text:list>
              <text:list-item>
                <text:p text:style-name="P69">Leitura da Temperatura:</text:p>
                <text:list>
                  <text:list-item>
                    <text:p text:style-name="P69">Enviar o byte 0x05 para solicitar a temperatura; </text:p>
                  </text:list-item>
                  <text:list-item>
                    <text:p text:style-name="P69">Ler 4 bytes e armazenar em um <text:span text:style-name="T7">float</text:span>.</text:p>
                  </text:list-item>
                </text:list>
              </text:list-item>
              <text:list-item>
                <text:p text:style-name="P69">Acionamento da Chave (liga/desliga):</text:p>
                <text:list>
                  <text:list-item>
                    <text:p text:style-name="P69">Enviar o byte 0xA0 seguido do byte 0x00 (desliga) ou 0x01 (liga). </text:p>
                  </text:list-item>
                  <text:list-item>
                    <text:p text:style-name="P69">Aguardar o retorno do byte 0xA1 confirmando o recebimento do comando.</text:p>
                  </text:list-item>
                </text:list>
              </text:list-item>
              <text:list-item>
                <text:p text:style-name="P69">Erro de comunicação:</text:p>
                <text:list>
                  <text:list-item>
                    <text:p text:style-name="P69">O Arduino retorna 0xE1 em caso de comando desconhecido.</text:p>
                  </text:list-item>
                </text:list>
              </text:list-item>
            </text:list>
          </text:list-item>
          <text:list-item>
            <text:p text:style-name="P22">Implementar um serviço de rede (via <text:span text:style-name="T7">Sockets</text:span>) para escutar na porta 8080 aguardando requisições dos dados de temperatura pelo cliente.</text:p>
          </text:list-item>
          <text:list-item>
            <text:p text:style-name="P21">Implementar um serviço de rede (via Sockets) para escutar na porta 3000 aguardando comandos para ligar/desligar a chave do ar-condicionado.</text:p>
          </text:list-item>
          <text:list-item>
            <text:p text:style-name="P69">Criação de um arquivo de LOG que deve imprimir: data, hora e IP do cliente para cada acesso feito, além do comando solicitado (leitura da temperatura ou acionamento da chave). </text:p>
          </text:list-item>
        </text:list>
        <text:list xml:id="list170942513820222" text:continue-list="list170940880808025" text:style-name="WW8Num5">
          <text:list-item>
            <text:h text:style-name="P66" text:outline-level="1"><text:soft-page-break/>Implementação e prototipação</text:h>
          </text:list-item>
        </text:list>
        <text:p text:style-name="P3"><text:span text:style-name="T21"><text:tab/></text:span><text:span text:style-name="T23">A seguir será apresentado como cada funcionalidade foi implementada.</text:span></text:p>
        <text:p text:style-name="P23"/>
        <text:list xml:id="list1843576179598546427" text:style-name="L5">
          <text:list-item>
            <text:p text:style-name="P45"><text:span text:style-name="T21">C</text:span><text:span text:style-name="T20">liente</text:span></text:p>
            <text:p text:style-name="P45"><text:span text:style-name="T24">N</text:span><text:span text:style-name="T20">este tópico serão apresentados os passos utilizados para o desenvolvimento do cliente:</text:span></text:p>
            <text:p text:style-name="P24"/>
          </text:list-item>
        </text:list>
        <text:list xml:id="list6903916059569101820" text:style-name="L6">
          <text:list-item>
            <text:p text:style-name="P47"><text:span text:style-name="T23">Primeiramente o sinal de interrupção foi tratado. Ao receber este sinal a função </text:span><text:span text:style-name="T28">down_client</text:span><text:span text:style-name="T23"> será executada.</text:span></text:p>
            <text:p text:style-name="P25"/>
            <text:p text:style-name="P53">signal(SIGINT, down_client);</text:p>
            <text:p text:style-name="P28"/>
            <text:p text:style-name="P54"><text:span text:style-name="T20">A função </text:span><text:span text:style-name="T25">down_client </text:span><text:span text:style-name="T20">é responsável por fechar os </text:span><text:span text:style-name="T25">sockets</text:span><text:span text:style-name="T20"> e finalizar o processo.</text:span></text:p>
            <text:p text:style-name="P55"/>
          </text:list-item>
          <text:list-item>
            <text:p text:style-name="P46"><text:span text:style-name="T20">Em seguida, uma nova </text:span><text:span text:style-name="T25">thread </text:span><text:span text:style-name="T30">é criada, chamando a função </text:span><text:span text:style-name="T25">running_time</text:span><text:span text:style-name="T30">.</text:span></text:p>
            <text:p text:style-name="P36"/>
            <text:p text:style-name="P36">pthread_create(&amp;time_thread,NULL, <text:tab/><text:tab/><text:tab/>running_time, NULL)</text:p>
          </text:list-item>
        </text:list>
        <text:p text:style-name="P8"/>
        <text:p text:style-name="P7">Durante a função <text:span text:style-name="T7">running_time </text:span><text:span text:style-name="T14">é impresso na tela no canto superior esquerdo, o tempo de execução do processo cliente. Para isso as funções </text:span><text:span text:style-name="T7">save_positon()</text:span><text:span text:style-name="T14"> (salva em qual posição da tela o cursa está atualmente), </text:span><text:span text:style-name="T7">gotoxy(x,y) </text:span><text:span text:style-name="T14">(posiciona o curso na posição x e y da tela) e reset_position() (retorna a posição do cursor para a posição salva anteriormente).</text:span></text:p>
        <text:p text:style-name="P37"/>
        <text:list xml:id="list170941126267023" text:continue-numbering="true" text:style-name="L6">
          <text:list-item>
            <text:p text:style-name="P49"><text:span text:style-name="T30">Uma nova </text:span><text:span text:style-name="T25">thread</text:span><text:span text:style-name="T30"> será criada para monitorar a temperatura.</text:span></text:p>
            <text:p text:style-name="P38"/>
          </text:list-item>
        </text:list>
        <text:p text:style-name="P39"><text:tab/>pthread_create(&amp;temperature_thread,NULL, <text:tab/><text:tab/><text:tab/>print_temperature, NULL)</text:p>
        <text:p text:style-name="P6"><text:tab/></text:p>
        <text:p text:style-name="P9"><text:span text:style-name="T30">A função print_</text:span><text:span text:style-name="T25">temperature</text:span><text:span text:style-name="T30"> é responsável por realizar a conexão do </text:span><text:span text:style-name="T25">socket </text:span><text:span text:style-name="T29">com o servidor na porta da temperatura</text:span><text:span text:style-name="T30">, chamar a função </text:span><text:span text:style-name="T25">get_temperature</text:span><text:span text:style-name="T30">() (responsável por enviar uma mensagem ao servidor requisitando a temperatura atual, receber a temperatura atual e retornar o valor da temperatura para a função <text:s/></text:span><text:span text:style-name="T25">print_temperature</text:span><text:span text:style-name="T30">()) e imprimir a temperatura atual no cantor superior esquerdo com as funções </text:span><text:span text:style-name="T25">save_position</text:span><text:span text:style-name="T30">(), </text:span><text:span text:style-name="T25">gotoxy</text:span><text:span text:style-name="T30">(x,y) e </text:span><text:span text:style-name="T25">reset_positon</text:span><text:span text:style-name="T30">() apresentadas anteriormente.</text:span></text:p>
        <text:p text:style-name="P57"/>
        <text:list xml:id="list170940752832888" text:continue-numbering="true" text:style-name="L6">
          <text:list-item>
            <text:p text:style-name="P49"><text:span text:style-name="T30">A tela me menu é impressa chamando a função </text:span><text:span text:style-name="T25">print_menu()</text:span><text:span text:style-name="T30">.</text:span></text:p>
            <text:p text:style-name="P38"/>
          </text:list-item>
          <text:list-item>
            <text:p text:style-name="P50"><text:span text:style-name="T30">Em seguida é esperado uma entrada do usuário, para ligar ou desligar o ar-condicionado ou sair do programa. Caso o usuário queira ligar ou desligar o ar-condicionado, a função </text:span><text:span text:style-name="T25">air_conditioning</text:span><text:span text:style-name="T30">(</text:span><text:span text:style-name="T25">bool</text:span><text:span text:style-name="T30">) é chamada, passando </text:span><text:span text:style-name="T25">true</text:span><text:span text:style-name="T30"> ou </text:span><text:span text:style-name="T25">false</text:span><text:span text:style-name="T30">, respectivamente.</text:span></text:p>
          </text:list-item>
        </text:list>
        <text:p text:style-name="P40"/>
        <text:list xml:id="list170942348324635" text:continue-numbering="true" text:style-name="L6">
          <text:list-item>
            <text:p text:style-name="P51"><text:span text:style-name="T30">Durante a função </text:span><text:span text:style-name="T25">air_conditioning</text:span><text:span text:style-name="T30">() é feita uma conexão com o servidor na porta do ar-condicionado. É enviada uma mensagem de “on” ou “off” para ligar ou desligar o ar-condic</text:span><text:span text:style-name="T35">i</text:span><text:span text:style-name="T30">onado, seguindo os padrões especificados anteriormente. Caso o servidor não tenha mandando uma mensagem de erro o </text:span><text:span text:style-name="T25">status </text:span><text:span text:style-name="T30">do ar-condicionado no cliente é atualizado.</text:span></text:p>
          </text:list-item>
        </text:list>
        <text:p text:style-name="P37"/>
        <text:list xml:id="list3439087060378324867" text:style-name="L7">
          <text:list-item>
            <text:p text:style-name="P30">Servidor</text:p>
            <text:p text:style-name="P26"><text:span text:style-name="T40">N</text:span>este tópico serão apresentados os passos utilizados para o desenvolvimento do <text:span text:style-name="T40">servidor</text:span>:</text:p>
            <text:p text:style-name="P26"/>
          </text:list-item>
        </text:list>
        <text:list xml:id="list423623713458461456" text:style-name="L8">
          <text:list-item>
            <text:p text:style-name="P48"><text:span text:style-name="T23">Primeiramente o sinal de interrupção foi tratado. Ao receber este sinal a função </text:span><text:span text:style-name="T28">down_</text:span><text:span text:style-name="T29">server</text:span><text:span text:style-name="T23"> será executada.</text:span></text:p>
            <text:p text:style-name="P27"/>
            <text:p text:style-name="P52"><text:span text:style-name="T20">signal(SIGINT, down_</text:span><text:span text:style-name="T24">server</text:span><text:span text:style-name="T20">);</text:span></text:p>
            <text:p text:style-name="P29"/>
            <text:p text:style-name="P56">A função <text:span text:style-name="T7">down_</text:span><text:span text:style-name="T8">server</text:span><text:span text:style-name="T7"> </text:span>é responsável por fechar os <text:span text:style-name="T7">sockets</text:span> e finalizar o processo.</text:p>
            <text:p text:style-name="P56"/>
          </text:list-item>
          <text:list-item>
            <text:p text:style-name="P31">Em seguida, é feita as conexão dos <text:span text:style-name="T7">sockets</text:span><text:span text:style-name="T14"> nas portas especificadas:</text:span></text:p>
            <text:p text:style-name="P41"/>
            <text:p text:style-name="P41">descriptor_server_temp=do_connect(PORT_TEMP); </text:p>
            <text:p text:style-name="P31"/>
            <text:p text:style-name="P41">descriptor_server_air=do_connect(PORT_AIR);</text:p>
            <text:p text:style-name="P41"/>
          </text:list-item>
          <text:list-item>
            <text:p text:style-name="P31">Duas novas <text:span text:style-name="T7">threads</text:span><text:span text:style-name="T14"> são criadas, uma para tratar requisições de temperatura, e outra para tratar requisições de ar-condicionado.</text:span></text:p>
            <text:p text:style-name="P41"/>
            <text:p text:style-name="P41">pthread_create(&amp;temperature_thread,NULL, receive_request_temp, NULL) </text:p>
            <text:p text:style-name="P31"/>
            <text:p text:style-name="P41">pthread_create(&amp;air_thread,NULL, receive_request_air, NULL)</text:p>
            <text:p text:style-name="P41"/>
          </text:list-item>
          <text:list-item>
            <text:p text:style-name="P32">A Função <text:span text:style-name="T7">receive_request_temp</text:span><text:span text:style-name="T14">() é responsável por tratar as requisições de temperatura. Quando um cliente se conecta no </text:span><text:span text:style-name="T7">socket</text:span><text:span text:style-name="T14"> da temperatura e envia uma mensagem “get_temperature” a função </text:span><text:span text:style-name="T7">get_temp_uart</text:span><text:span text:style-name="T14">() é chamada.</text:span></text:p>
          </text:list-item>
        </text:list>
        <text:p text:style-name="P42"/>
        <text:list xml:id="list170942160436582" text:continue-numbering="true" text:style-name="L8">
          <text:list-item>
            <text:p text:style-name="P32">Durante a função <text:span text:style-name="T7">get_temp_uart</text:span><text:span text:style-name="T14">() o arquivo “/dev/ttyAMA0” é aberto e o byte 0x05 é escrito. Em caso de falha o arduino irá responder 0xE1, caso contrário um </text:span><text:span text:style-name="T7">float</text:span><text:span text:style-name="T14"> com a temperatura atual será enviada. A função fecha o arquivo e retorna a temperatura atual para a função </text:span><text:span text:style-name="T7">receive_request_temp</text:span><text:span text:style-name="T14">(), em caso de erro o </text:span><text:span text:style-name="T7">float </text:span><text:span text:style-name="T14">-273.15 (valor do zero absoluto) é enviado.</text:span></text:p>
          </text:list-item>
        </text:list>
        <text:p text:style-name="P42"><text:soft-page-break/></text:p>
        <text:list xml:id="list170942136360136" text:continue-numbering="true" text:style-name="L8">
          <text:list-item>
            <text:p text:style-name="P32"><text:span text:style-name="T14">Quando a função </text:span><text:span text:style-name="T7">receive_request_temp</text:span><text:span text:style-name="T14">() recebe o valor retornado pela função </text:span><text:span text:style-name="T7">get_temp_uart</text:span><text:span text:style-name="T14">() ela responde este valor ao cliente.</text:span></text:p>
          </text:list-item>
        </text:list>
        <text:p text:style-name="P42"/>
        <text:list xml:id="list170942278794458" text:continue-numbering="true" text:style-name="L8">
          <text:list-item>
            <text:p text:style-name="P32">A função <text:span text:style-name="T7">receive_request_air</text:span><text:span text:style-name="T14">() é responsável por tratar as requisições de ar-condicionado. Quando um cliente se conecta a porta do ar condicionado e envia uma das mensagens: “on” ou “off”. A função </text:span><text:span text:style-name="T7">change_air_state</text:span><text:span text:style-name="T14">(</text:span><text:span text:style-name="T7">bool</text:span><text:span text:style-name="T14">) é chamada passando como parâmetro </text:span><text:span text:style-name="T7">true </text:span><text:span text:style-name="T14">ou </text:span><text:span text:style-name="T7">false</text:span><text:span text:style-name="T14">, respectivamente.</text:span></text:p>
          </text:list-item>
        </text:list>
        <text:p text:style-name="P42"/>
        <text:list xml:id="list170942259715476" text:continue-numbering="true" text:style-name="L8">
          <text:list-item>
            <text:p text:style-name="P33">A função change_air_state(<text:span text:style-name="T7">bool</text:span>) <text:span text:style-name="T41">abre o arquivo “/dev/ttyAMA0” e escreve os byte 0xA0 mais o byte 0x01 ou 0x00, caso seja, para ligar ou desligar o ar-condicionado, respectivamente. Caso o arduinio tenha escrito o byte 0xA1 a função retorna </text:span><text:span text:style-name="T15">falso, pois o arduino não reconheceu o comando enviando. Caso contrário a mudança de estado da chave foi realizada com sucesso, e a função retorna verdadeiro.</text:span></text:p>
          </text:list-item>
        </text:list>
        <text:p text:style-name="P43"/>
        <text:list xml:id="list170941588522513" text:continue-numbering="true" text:style-name="L8">
          <text:list-item>
            <text:p text:style-name="P34"><text:span text:style-name="T14">Quando a função </text:span><text:span text:style-name="T16">change_air_state(</text:span><text:span text:style-name="T9">bool</text:span><text:span text:style-name="T16">) </text:span><text:span text:style-name="T14">retorna verdadeiro ou falso para a função </text:span><text:span text:style-name="T9">receive_request_temp</text:span><text:span text:style-name="T16">() </text:span><text:span text:style-name="T14">o servidor responde o cliente com o valor recebido. Indicando se a chave foi alterada com sucesso ou não.</text:span></text:p>
          </text:list-item>
        </text:list>
        <text:p text:style-name="P43"/>
        <text:list xml:id="list170941099381116" text:continue-numbering="true" text:style-name="L8">
          <text:list-item>
            <text:p text:style-name="P35"><text:span text:style-name="T14">A função </text:span><text:span text:style-name="T7">logger</text:span><text:span text:style-name="T14">(</text:span><text:span text:style-name="T7">char * message</text:span><text:span text:style-name="T14">) é responsável por salvar o </text:span><text:span text:style-name="T7">log </text:span><text:span text:style-name="T14">de cada requisição no arquivo “server.log”. Cada mensagem de </text:span><text:span text:style-name="T7">log</text:span><text:span text:style-name="T14"> contêm a data que o evento aconteceu e a mensagem que é passada como parâmetro. </text:span></text:p>
          </text:list-item>
        </text:list>
        <text:p text:style-name="P5"/>
        <text:list xml:id="list170941860695645" text:continue-list="list170942513820222" text:style-name="WW8Num5">
          <text:list-item>
            <text:h text:style-name="P66" text:outline-level="1">Conclusão</text:h>
          </text:list-item>
        </text:list>
        <text:p text:style-name="P4"><text:span text:style-name="T42">Com este trabalho, pode-se concluir que o aluno obteve uma excelente experiencia ao se trabalhar com envio de mensagens via rede (</text:span><text:span text:style-name="T10">socket</text:span><text:span text:style-name="T17">) e via porta serial (</text:span><text:span text:style-name="T10">uart</text:span><text:span text:style-name="T17">), além de exercitar a programação concorrente através de </text:span><text:span text:style-name="T10">threads. </text:span><text:span text:style-name="T17">Portanto, pode-se afirmar que o trabalho proposto agregou bastante valor.</text:span></text:p>
        <text:p text:style-name="P44"/>
        <text:p text:style-name="P15">Re<text:span text:style-name="T42">ferências</text:span></text:p>
        <text:list xml:id="list5519900471765533276" text:style-name="WW8Num6">
          <text:list-item>
            <text:p text:style-name="P71"><text:span text:style-name="T3">ROSS, Kurose. Redes de computadores e a internet: uma abordagem top-down</text:span><text:span text:style-name="T1">, </text:span><text:span text:style-name="T3">2008</text:span><text:span text:style-name="T1">.</text:span></text:p>
          </text:list-item>
          <text:list-item>
            <text:p text:style-name="P73"><text:span text:style-name="T37">PENHA</text:span><text:span text:style-name="T36">, Dulcinéia Oliveira d</text:span><text:span text:style-name="T37">a</text:span><text:span text:style-name="T36">, </text:span>Análise Comparativa do Uso de Multi-Thread e OpenMP Aplicados a Operações de Convolução de Imagem<text:span text:style-name="T36">, </text:span><text:span text:style-name="T37">2002</text:span><text:span text:style-name="T36">.</text:span></text:p>
          </text:list-item>
          <text:list-item>
            <text:p text:style-name="P72"><text:span text:style-name="T4">MONTEIRO, Miguel Pimenta. Sistemas Operacionais. 2010</text:span><text:span text:style-name="T1">.</text:span></text:p>
          </text:list-item>
        </text:list>
      </text:section>
      <text:section text:style-name="Sect4" text:name="Seção4">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5" style:class="text">
      <style:paragraph-properties fo:margin-left="0cm" fo:margin-right="0cm"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fo:language="pt" fo:country="BR" style:font-name-asian="MS Mincho" style:font-family-asian="'MS Mincho', 'ＭＳ 明朝'" style:font-family-generic-asian="modern" style:language-asian="pt" style:country-asian="BR"/>
    </style:style>
    <style:style style:name="Heading_20_2" style:display-name="Heading 2" style:family="paragraph" style:parent-style-name="Standard" style:next-style-name="Standard" style:default-outline-level="2" style:list-style-name="WW8Num5" style:class="text">
      <style:paragraph-properties fo:margin-left="0.508cm" fo:margin-right="0cm" fo:margin-top="0.212cm" fo:margin-bottom="0.106cm" style:contextual-spacing="false" fo:text-align="start" style:justify-single-word="false" fo:keep-together="always" fo:text-indent="-0.508cm" style:auto-text-indent="false" fo:keep-with-next="always">
        <style:tab-stops>
          <style:tab-stop style:position="0.508cm"/>
        </style:tab-stops>
      </style:paragraph-properties>
      <style:text-properties fo:language="pt" fo:country="BR" fo:font-style="italic" style:font-name-asian="MS Mincho" style:font-family-asian="'MS Mincho', 'ＭＳ 明朝'" style:font-family-generic-asian="modern" style:language-asian="pt" style:country-asian="BR" style:font-style-asian="italic" style:font-style-complex="italic"/>
    </style:style>
    <style:style style:name="Heading_20_3" style:display-name="Heading 3" style:family="paragraph" style:parent-style-name="Standard" style:next-style-name="Standard" style:default-outline-level="3" style:list-style-name="WW8Num5"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language="pt" fo:country="BR" fo:font-style="italic" style:font-name-asian="MS Mincho" style:font-family-asian="'MS Mincho', 'ＭＳ 明朝'" style:font-family-generic-asian="modern" style:language-asian="pt" style:country-asian="BR" style:font-style-asian="italic" style:font-style-complex="italic"/>
    </style:style>
    <style:style style:name="Heading_20_4" style:display-name="Heading 4" style:family="paragraph" style:parent-style-name="Standard" style:next-style-name="Standard" style:default-outline-level="4" style:list-style-name="WW8Num5" style:class="text">
      <style:paragraph-properties fo:margin-left="0cm" fo:margin-right="0cm" fo:margin-top="0.071cm" fo:margin-bottom="0.071cm" style:contextual-spacing="false" fo:text-align="justify" style:justify-single-word="false" fo:text-indent="0.889cm" style:auto-text-indent="false">
        <style:tab-stops>
          <style:tab-stop style:position="1.27cm"/>
          <style:tab-stop style:position="1.448cm"/>
        </style:tab-stops>
      </style:paragraph-properties>
      <style:text-properties fo:language="pt" fo:country="BR" fo:font-style="italic" style:font-name-asian="MS Mincho" style:font-family-asian="'MS Mincho', 'ＭＳ 明朝'" style:font-family-generic-asian="modern" style:language-asian="pt" style:country-asian="BR"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style:contextual-spacing="false">
        <style:tab-stops>
          <style:tab-stop style:position="0.635cm"/>
        </style:tab-stops>
      </style:paragraph-properties>
      <style:text-properties fo:font-variant="small-caps" fo:language="pt" fo:country="BR" style:language-asian="pt" style:country-asian="BR"/>
    </style:style>
    <style:style style:name="Abstract" style:family="paragraph">
      <style:paragraph-properties fo:margin-left="0cm" fo:margin-right="0cm" fo:margin-top="0cm" fo:margin-bottom="0.353cm" style:contextual-spacing="false" fo:text-align="justify" style:justify-single-word="false" fo:orphans="2" fo:widows="2" fo:text-indent="0.483cm"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style: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pt" style:country-asian="BR"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3">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7">
      <style:paragraph-properties fo:margin-left="0cm" fo:margin-right="0cm" fo:margin-top="0.141cm" fo:margin-bottom="0.353cm" style:contextual-spacing="false" fo:text-align="justify" style:justify-single-word="false" fo:orphans="2" fo:widows="2"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2">
      <style:paragraph-properties fo:margin-top="0cm" fo:margin-bottom="0.071cm" style:contextual-spacing="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key_20_words" style:display-name="key words" style:family="paragraph">
      <style:paragraph-properties fo:margin-left="0cm" fo:margin-right="0cm" fo:margin-top="0cm" fo:margin-bottom="0.212cm" style:contextual-spacing="false" fo:text-align="justify" style:justify-single-word="false" fo:orphans="2" fo:widows="2" fo:text-indent="0.483cm"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pt" style:country-asian="BR"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style: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pt" style:country-asian="BR" style:font-name-complex="Times New Roman" style:font-family-complex="'Times New Roman'" style:font-family-generic-complex="roman" style:font-pitch-complex="variable" style:font-size-complex="14pt" style:language-complex="ar" style:country-complex="SA" style:font-weight-complex="bold"/>
    </style:style>
    <style:style style:name="paper_20_title" style:display-name="paper title" style:family="paragraph">
      <style:paragraph-properties fo:margin-top="0cm" fo:margin-bottom="0.212cm" style: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pt" style:country-asian="BR" style:font-name-complex="Times New Roman" style:font-family-complex="'Times New Roman'" style:font-family-generic-complex="roman" style:font-pitch-complex="variable" style:font-size-complex="24pt" style:language-complex="ar" style:country-complex="SA" style:font-weight-complex="bold"/>
    </style:style>
    <style:style style:name="references" style:family="paragraph" style:list-style-name="WW8Num6">
      <style:paragraph-properties fo:margin-top="0cm" fo:margin-bottom="0.088cm" style:contextual-spacing="false" fo:line-height="0.318cm"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9">
      <style:paragraph-properties fo:margin-left="0.635cm" fo:margin-right="0cm" fo:margin-top="0.106cm" fo:margin-bottom="0.053cm" style:contextual-spacing="false" fo:text-align="end" style:justify-single-word="false" fo:orphans="2" fo:widows="2" fo:text-indent="0cm" style:auto-text-indent="false">
        <style:tab-stops>
          <style:tab-stop style:position="0.051cm"/>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8">
      <style:paragraph-properties fo:margin-top="0.423cm" fo:margin-bottom="0.212cm" style: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fo:language="pt" fo:country="BR" style:font-name-asian="MS Mincho" style:font-family-asian="'MS Mincho', 'ＭＳ 明朝'" style:font-family-generic-asian="modern" style:language-asian="pt" style:country-asian="BR"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language="pt" fo:country="BR" fo:font-style="italic" style:font-name-asian="MS Mincho" style:font-family-asian="'MS Mincho', 'ＭＳ 明朝'" style:font-family-generic-asian="modern" style:font-size-asian="10pt" style:language-asian="pt" style:country-asian="BR"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language="pt" fo:country="BR" fo:font-style="italic" style:font-name-asian="MS Mincho" style:font-family-asian="'MS Mincho', 'ＭＳ 明朝'" style:font-family-generic-asian="modern" style:font-size-asian="10pt" style:language-asian="pt" style:country-asian="BR"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language="pt" fo:country="BR" fo:font-style="italic" style:font-name-asian="MS Mincho" style:font-family-asian="'MS Mincho', 'ＭＳ 明朝'" style:font-family-generic-asian="modern" style:font-size-asian="10pt" style:language-asian="pt" style:country-asian="BR"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text:style-name="WW8Num5z4"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91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6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131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401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71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941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211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13:40:00</meta:creation-date>
    <dc:date>2015-10-19T17:09:40.354719526</dc:date>
    <meta:editing-cycles>3</meta:editing-cycles>
    <meta:editing-duration>P2171DT9H31M44S</meta:editing-duration>
    <meta:generator>LibreOffice/4.2.7.2$Linux_X86_64 LibreOffice_project/420m0$Build-2</meta:generator>
    <meta:document-statistic meta:table-count="0" meta:image-count="0" meta:object-count="0" meta:page-count="3" meta:paragraph-count="78" meta:word-count="1376" meta:character-count="9081" meta:non-whitespace-character-count="7805"/>
  </office:meta>
</office:document-meta>
</file>